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2.2277in" style:use-optimal-column-width="false"/>
    </style:style>
    <style:style style:name="TableColumn48" style:family="table-column">
      <style:table-column-properties style:column-width="2.2in" style:use-optimal-column-width="false"/>
    </style:style>
    <style:style style:name="TableColumn49" style:family="table-column">
      <style:table-column-properties style:column-width="2.2555in" style:use-optimal-column-width="false"/>
    </style:style>
    <style:style style:name="Table46" style:family="table">
      <style:table-properties style:width="6.6833in" fo:margin-left="0in" table:align="left"/>
    </style:style>
    <style:style style:name="TableRow50" style:family="table-row">
      <style:table-row-properties style:min-row-height="0.2125in"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="0.0034in solid #000000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min-row-height="0.2125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olumn63" style:family="table-column">
      <style:table-column-properties style:column-width="2.2277in" style:use-optimal-column-width="false"/>
    </style:style>
    <style:style style:name="TableColumn64" style:family="table-column">
      <style:table-column-properties style:column-width="2.2in" style:use-optimal-column-width="false"/>
    </style:style>
    <style:style style:name="TableColumn65" style:family="table-column">
      <style:table-column-properties style:column-width="2.2555in" style:use-optimal-column-width="false"/>
    </style:style>
    <style:style style:name="Table62" style:family="table">
      <style:table-properties style:width="6.6833in" fo:margin-left="0in" table:align="left"/>
    </style:style>
    <style:style style:name="TableRow66" style:family="table-row">
      <style:table-row-properties style:min-row-height="0.2125in"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="0.0034in solid #000000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min-row-height="0.2125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olumn78" style:family="table-column">
      <style:table-column-properties style:column-width="2.2277in" style:use-optimal-column-width="false"/>
    </style:style>
    <style:style style:name="TableColumn79" style:family="table-column">
      <style:table-column-properties style:column-width="2.2in" style:use-optimal-column-width="false"/>
    </style:style>
    <style:style style:name="TableColumn80" style:family="table-column">
      <style:table-column-properties style:column-width="2.2555in" style:use-optimal-column-width="false"/>
    </style:style>
    <style:style style:name="Table77" style:family="table">
      <style:table-properties style:width="6.6833in" fo:margin-left="0in" table:align="left"/>
    </style:style>
    <style:style style:name="TableRow81" style:family="table-row">
      <style:table-row-properties style:min-row-height="0.2125in"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min-row-height="0.2125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LOTES DE PRUEBA</text:p>
      <text:p text:style-name="Standard"/>
      <text:p text:style-name="Standard">00_casoGuia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0 0</text:p>
            <text:p text:style-name="TableContents">-10 30</text:p>
            <text:p text:style-name="TableContents">30 48</text:p>
            <text:p text:style-name="TableContents">30 70</text:p>
            <text:p text:style-name="TableContents">50 0</text:p>
            <text:p text:style-name="TableContents">50 50</text:p>
            <text:p text:style-name="TableContents">90 80</text:p>
            <text:p text:style-name="TableContents">180 40</text:p>
            <text:p text:style-name="TableContents">190 50</text:p>
            <text:p text:style-name="TableContents">200 30</text:p>
            <text:p text:style-name="TableContents">210 0</text:p>
          </table:table-cell>
          <table:table-cell table:style-name="TableCell12">
            <text:p text:style-name="TableContents">0 0</text:p>
            <text:p text:style-name="TableContents">50 0</text:p>
            <text:p text:style-name="TableContents">50 50</text:p>
            <text:p text:style-name="TableContents">90 80</text:p>
            <text:p text:style-name="TableContents">180 40</text:p>
            <text:p text:style-name="TableContents">210 0</text:p>
          </table:table-cell>
        </table:table-row>
      </table:table>
      <text:p text:style-name="Standard"/>
      <text:p text:style-name="Standard">01_unCaminoTodoDe50YOtroCon100PeroHaceMenosSaltos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0 0</text:p>
            <text:p text:style-name="TableContents">20 0</text:p>
            <text:p text:style-name="TableContents">40 0</text:p>
            <text:p text:style-name="TableContents">50 0</text:p>
            <text:p text:style-name="TableContents">60 0</text:p>
            <text:p text:style-name="TableContents">0 1</text:p>
            <text:p text:style-name="TableContents">70 1</text:p>
            <text:p text:style-name="TableContents">70 0</text:p>
          </table:table-cell>
          <table:table-cell table:style-name="TableCell23">
            <text:p text:style-name="TableContents">0 0</text:p>
            <text:p text:style-name="TableContents">0 1</text:p>
            <text:p text:style-name="TableContents">70 1</text:p>
            <text:p text:style-name="TableContents">70 0</text:p>
          </table:table-cell>
        </table:table-row>
      </table:table>
      <text:p text:style-name="Standard"/>
      <text:p text:style-name="Standard">02_hayDosSaltosDe100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<text:s/>(Esperado)</text:p>
          </table:table-cell>
        </table:table-row>
        <table:table-row table:style-name="TableRow32">
          <table:table-cell table:style-name="TableCell33">
            <text:p text:style-name="TableContents">0 0</text:p>
            <text:p text:style-name="TableContents">50 0</text:p>
            <text:p text:style-name="TableContents">100 0</text:p>
            <text:p text:style-name="TableContents">150 0</text:p>
            <text:p text:style-name="TableContents">200 0</text:p>
            <text:p text:style-name="TableContents">300 0</text:p>
            <text:p text:style-name="TableContents">400 0</text:p>
          </table:table-cell>
          <table:table-cell table:style-name="TableCell34">
            <text:p text:style-name="TableContents">NO HAY RUT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3_dosCaminosUnoConSaltoMayorA100ElOtroValido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0 0</text:p>
            <text:p text:style-name="TableContents">20 25</text:p>
            <text:p text:style-name="TableContents">50 50</text:p>
            <text:p text:style-name="TableContents">20 0</text:p>
            <text:p text:style-name="TableContents">50 0</text:p>
            <text:p text:style-name="TableContents">80 0</text:p>
            <text:p text:style-name="TableContents">100 0</text:p>
            <text:p text:style-name="TableContents">140 0</text:p>
            <text:p text:style-name="TableContents">160 0</text:p>
            <text:p text:style-name="TableContents">160 1</text:p>
            <text:p text:style-name="TableContents">160 50</text:p>
          </table:table-cell>
          <table:table-cell table:style-name="TableCell45">
            <text:p text:style-name="TableContents">0 0</text:p>
            <text:p text:style-name="TableContents">20 0</text:p>
            <text:p text:style-name="TableContents">50 0</text:p>
            <text:p text:style-name="TableContents">80 0</text:p>
            <text:p text:style-name="TableContents">100 0</text:p>
            <text:p text:style-name="TableContents">140 0</text:p>
            <text:p text:style-name="TableContents">160 0</text:p>
            <text:p text:style-name="TableContents">160 1</text:p>
            <text:p text:style-name="TableContents">160 5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PROBADOR</text:p>
      <text:p text:style-name="Standard"/>
      <text:p text:style-name="Standard">00_dosSalidasValidas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Generado)</text:p>
          </table:table-cell>
          <table:table-cell table:style-name="TableCell55">
            <text:p text:style-name="P56">OUT(Generado)</text:p>
          </table:table-cell>
        </table:table-row>
        <table:table-row table:style-name="TableRow57">
          <table:table-cell table:style-name="TableCell58">
            <text:p text:style-name="TableContents">0 0</text:p>
            <text:p text:style-name="TableContents">10 10</text:p>
            <text:p text:style-name="TableContents">30 10</text:p>
            <text:p text:style-name="TableContents">10 -10</text:p>
            <text:p text:style-name="TableContents">30 -10</text:p>
            <text:p text:style-name="TableContents">40 0</text:p>
          </table:table-cell>
          <table:table-cell table:style-name="TableCell59">
            <text:p text:style-name="TableContents">0 0</text:p>
            <text:p text:style-name="TableContents">10 10</text:p>
            <text:p text:style-name="TableContents">30 10</text:p>
            <text:p text:style-name="TableContents">40 0</text:p>
            <text:p text:style-name="P60"/>
            <text:p text:style-name="TableContents">0 0</text:p>
            <text:p text:style-name="TableContents">10 -10</text:p>
            <text:p text:style-name="TableContents">30 -10</text:p>
            <text:p text:style-name="TableContents">40 0</text:p>
          </table:table-cell>
          <table:table-cell table:style-name="TableCell61">
            <text:p text:style-name="TableContents">VERDADERO</text:p>
          </table:table-cell>
        </table:table-row>
      </table:table>
      <text:p text:style-name="Standard"/>
      <text:p text:style-name="Standard">01_tendriaQueUsarDosSaltosMayoresA100</text:p>
      <text:p text:style-name="Standard"><text:tab/>Descripción:</text:p>
      <text:p text:style-name="Standard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IN</text:p>
          </table:table-cell>
          <table:table-cell table:style-name="TableCell69">
            <text:p text:style-name="P70">OUT (Generado)</text:p>
          </table:table-cell>
          <table:table-cell table:style-name="TableCell71">
            <text:p text:style-name="P72">OUT(Generado)</text:p>
          </table:table-cell>
        </table:table-row>
        <table:table-row table:style-name="TableRow73">
          <table:table-cell table:style-name="TableCell74">
            <text:p text:style-name="TableContents">0 0</text:p>
            <text:p text:style-name="TableContents">50 0</text:p>
            <text:p text:style-name="TableContents">100 0</text:p>
            <text:p text:style-name="TableContents">150 0</text:p>
            <text:p text:style-name="TableContents">200 0</text:p>
            <text:p text:style-name="TableContents">300 0</text:p>
            <text:p text:style-name="TableContents">400 0</text:p>
          </table:table-cell>
          <table:table-cell table:style-name="TableCell75">
            <text:p text:style-name="TableContents">NO HAY RUTA</text:p>
          </table:table-cell>
          <table:table-cell table:style-name="TableCell76">
            <text:p text:style-name="TableContents">VERDADERO</text:p>
          </table:table-cell>
        </table:table-row>
      </table:table>
      <text:p text:style-name="Standard"/>
      <text:p text:style-name="Standard">02_tendriaQueUsarDosSaltosMayoresA100</text:p>
      <text:p text:style-name="Standard"><text:tab/>Descripción:</text:p>
      <text:p text:style-name="Standard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IN</text:p>
          </table:table-cell>
          <table:table-cell table:style-name="TableCell84">
            <text:p text:style-name="P85">OUT (Generado)</text:p>
          </table:table-cell>
          <table:table-cell table:style-name="TableCell86">
            <text:p text:style-name="P87">OUT(Probador)</text:p>
          </table:table-cell>
        </table:table-row>
        <table:table-row table:style-name="TableRow88">
          <table:table-cell table:style-name="TableCell89">
            <text:p text:style-name="TableContents">0 0</text:p>
            <text:p text:style-name="TableContents">50 0</text:p>
            <text:p text:style-name="TableContents">100 0</text:p>
            <text:p text:style-name="TableContents">150 0</text:p>
            <text:p text:style-name="TableContents">200 0</text:p>
            <text:p text:style-name="TableContents">300 0</text:p>
            <text:p text:style-name="TableContents">400 0</text:p>
          </table:table-cell>
          <table:table-cell table:style-name="TableCell90">
            <text:p text:style-name="TableContents">0 0</text:p>
            <text:p text:style-name="TableContents">50 0</text:p>
            <text:p text:style-name="TableContents">100 0</text:p>
            <text:p text:style-name="TableContents">150 0</text:p>
            <text:p text:style-name="TableContents">200 0</text:p>
            <text:p text:style-name="TableContents">300 0</text:p>
            <text:p text:style-name="TableContents">400 0</text:p>
          </table:table-cell>
          <table:table-cell table:style-name="TableCell91">
            <text:p text:style-name="TableContents">FAL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8T12:47:00Z</meta:creation-date>
    <dc:date>2016-11-18T13:23:00Z</dc:date>
    <meta:template xlink:href="Normal" xlink:type="simple"/>
    <meta:editing-cycles>3</meta:editing-cycles>
    <meta:editing-duration>PT2160S</meta:editing-duration>
    <meta:document-statistic meta:page-count="3" meta:paragraph-count="2" meta:word-count="172" meta:character-count="1120" meta:row-count="7" meta:non-whitespace-character-count="950"/>
  </office:meta>
</office:document-meta>
</file>